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8.001cm" svg:height="6.986cm" svg:x="5.999cm" svg:y="0.0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5.27cm" svg:height="6.986cm" svg:x="0cm" svg:y="0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6T12:25:48</meta:creation-date>
    <dc:date>2009-12-13T10:57:26</dc:date>
    <meta:editing-duration>PT00H18M40S</meta:editing-duration>
    <meta:editing-cycles>4</meta:editing-cycles>
    <meta:generator>OpenOffice.org/3.1$Linux OpenOffice.org_project/310m19$Build-9420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 draw:fill-hatch-name="Black_20_0_20_Degrees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="hatch" draw:fill-color="#004586" draw:fill-hatch-name="Black_20_0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420e" draw:fill-hatch-name="Black_20_45_20_Degrees_20_Wid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d320" draw:fill-hatch-name="Black_20_90_20_Degrees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legend chart:legend-position="end" svg:x="5.604cm" svg:y="2.649cm" chart:style-name="ch2"/>
        <chart:plot-area chart:style-name="ch3" chart:data-source-has-labels="both" svg:x="0.119cm" svg:y="0.139cm" svg:width="5.326cm" svg:height="6.632cm">
          <chart:axis chart:dimension="x" chart:name="primary-x" chart:style-name="ch4">
            <chart:title svg:x="2.75cm" svg:y="6.338cm" chart:style-name="ch5">
              <text:p>Jahr</text:p>
            </chart:title>
            <chart:categories table:cell-range-address="local-table.$A$2:.$A$4"/>
          </chart:axis>
          <chart:axis chart:dimension="y" chart:name="primary-y" chart:style-name="ch6">
            <chart:title svg:x="0.161cm" svg:y="5.67cm" chart:style-name="ch7">
              <text:p>Bruttoinlandsprodukt je Einwohner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E$2:.$E$4" chart:label-cell-address="local-table.$E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utschland</text:p>
              </table:table-cell>
              <table:table-cell office:value-type="string">
                <text:p>Frankreich</text:p>
              </table:table-cell>
              <table:table-cell office:value-type="string">
                <text:p>England</text:p>
              </table:table-cell>
              <table:table-cell office:value-type="string">
                <text:p>Russland</text:p>
              </table:table-cell>
            </table:table-row>
          </table:table-header-rows>
          <table:table-rows>
            <table:table-row>
              <table:table-cell office:value-type="string">
                <text:p>183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70">
                <text:p>3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45">
                <text:p>345</text:p>
              </table:table-cell>
              <table:table-cell office:value-type="float" office:value="485">
                <text:p>485</text:p>
              </table:table-cell>
              <table:table-cell office:value-type="float" office:value="600">
                <text:p>6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75">
                <text:p>775</text:p>
              </table:table-cell>
              <table:table-cell office:value-type="float" office:value="670">
                <text:p>670</text:p>
              </table:table-cell>
              <table:table-cell office:value-type="float" office:value="1070">
                <text:p>1070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="hatch" draw:fill-color="#004586" draw:fill-hatch-name="Black_20_0_20_Degrees"/>
      <style:text-properties fo:font-size="6pt" style:font-size-asian="6pt" style:font-size-complex="6pt"/>
    </style:style>
    <style:style style:name="ch9" style:family="chart">
      <style:graphic-properties draw:fill="hatch" draw:fill-color="#ff420e" draw:fill-hatch-name="Black_20_45_20_Degrees_20_Wide"/>
      <style:text-properties fo:font-size="6pt" style:font-size-asian="6pt" style:font-size-complex="6pt"/>
    </style:style>
    <style:style style:name="ch10" style:family="chart">
      <style:graphic-properties draw:fill="hatch" draw:fill-color="#ffd320" draw:fill-hatch-name="Black_20_90_20_Degrees"/>
      <style:text-properties fo:font-size="6pt" style:font-size-asian="6pt" style:font-size-complex="6pt"/>
    </style:style>
    <style:style style:name="ch11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5.271cm" svg:height="6.987cm" chart:class="chart:bar" chart:style-name="ch1">
        <chart:plot-area chart:style-name="ch2" chart:data-source-has-labels="both" svg:x="0.009cm" svg:y="0.139cm" svg:width="5.157cm" svg:height="6.771cm">
          <chart:axis chart:dimension="x" chart:name="primary-x" chart:style-name="ch3">
            <chart:title svg:x="2.555cm" svg:y="6.477cm" chart:style-name="ch4">
              <text:p>Jahr</text:p>
            </chart:title>
            <chart:categories table:cell-range-address="local-table.$A$2:.$A$4"/>
          </chart:axis>
          <chart:axis chart:dimension="y" chart:name="primary-y" chart:style-name="ch5">
            <chart:title svg:x="0.106cm" svg:y="5.858cm" chart:style-name="ch6">
              <text:p>Masse Roheisen je Einwohner in kg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utschland</text:p>
              </table:table-cell>
              <table:table-cell office:value-type="string">
                <text:p>Frankreich</text:p>
              </table:table-cell>
              <table:table-cell office:value-type="string">
                <text:p>England</text:p>
              </table:table-cell>
              <table:table-cell office:value-type="string">
                <text:p>Russland</text:p>
              </table:table-cell>
            </table:table-row>
          </table:table-header-rows>
          <table:table-rows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46">
                <text:p>24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